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54986"/>
    </style:style>
    <style:style style:name="P2" style:family="paragraph" style:parent-style-name="Standard">
      <style:text-properties officeooo:paragraph-rsid="0016a7ed"/>
    </style:style>
    <style:style style:name="P3" style:family="paragraph" style:parent-style-name="Standard">
      <style:text-properties officeooo:rsid="00154986" officeooo:paragraph-rsid="00154986"/>
    </style:style>
    <style:style style:name="T1" style:family="text">
      <style:text-properties officeooo:rsid="0015498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54986"/>
    </style:style>
    <style:style style:name="T4" style:family="text">
      <style:text-properties officeooo:rsid="00172125"/>
    </style:style>
    <style:style style:name="T5" style:family="text">
      <style:text-properties officeooo:rsid="0018b98a"/>
    </style:style>
    <style:style style:name="T6" style:family="text">
      <style:text-properties officeooo:rsid="0019e66f"/>
    </style:style>
    <style:style style:name="T7" style:family="text">
      <style:text-properties officeooo:rsid="001adb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opping 🛒 List 📃 Friday 5Th November 2021<text:line-break/></text:p>
      <text:p text:style-name="P3">Total 41 Items:::</text:p>
      <text:p text:style-name="P2"><text:line-break/>Broiler Chicken (Without Skin) 5 kg 2<text:span text:style-name="T4">55</text:span>/kg <text:line-break/>Rui Deshi (P)-1.5 To 1.99kg 12 kg <text:span text:style-name="T4">280</text:span>/kg <text:line-break/><text:line-break/>Lemon Round (Lebu Gol) 20 Pcs <text:span text:style-name="T4">6</text:span>/PC 140 Taka<text:line-break/>Green Banana (Kacha Kola) 1<text:span text:style-name="T4">1</text:span> Pcs <text:span text:style-name="T4">9</text:span>/Pcs <text:span text:style-name="T4">99</text:span> Taka<text:line-break/>Cucumber (Shosha) 5 kg 38/kg 190 Taka<text:line-break/>Green Papaya 10 kg 15/kg 150 Taka<text:line-break/>Mishti Kumra 3 kg 38/kg 114 Taka<text:line-break/>Begun Lomba-Beguni (P) 2 Kg <text:span text:style-name="T5">90</text:span><text:span text:style-name="T1">/kg</text:span> 170 Taka<text:line-break/></text:p>
      <text:p text:style-name="P2"><text:line-break/>Malta (2 Kg) 170/kg 340 Taka<text:line-break/>Apple Gala 1 kg 229/kg 229 Taka<text:line-break/>Jalpai 1 Kg <text:span text:style-name="T5">75</text:span>/kg 80 Taka<text:line-break/><text:line-break/>Miniket Rice Loose (P<text:span text:style-name="T6">remium</text:span>) 15 Kg 58/kg 870 Taka<text:line-break/>Olitalia Extra Virgin Olive Oil 250 ml 295 Taka <text:s/><text:span text:style-name="T6">500ml 675 taka</text:span><text:line-break/>Shwapno Mixed Dal 5 Kg 125/kg 625 Taka<text:line-break/>Fresh Super Premium Salt 2 Kg 24/kg 48 Taka<text:line-break/>Roshun Chinese Loose (P) 0.5 Kg 135/kg 67.5 Taka<text:line-break/>Ada Imported Loose 0.5 kg 145/kg 72.5 Taka<text:line-break/>Onion(Piyaj) Imported 1 Kg 65/kg 65 Taka<text:line-break/>Aarong White Curd 500 Ml 3 pcs 90/pc 270 Taka<text:line-break/><text:line-break/>Sensodyne Deep Clean Tooth Paste 70g 1 ITEM 180 taka<text:line-break/>Sensodyne Tooth Brush Sensitive* 1 pcs 80 taka<text:line-break/>Bashundhara Toilet Tissue (Gold) <text:span text:style-name="T1">6</text:span> PCS 25/Pcs 1<text:span text:style-name="T1">5</text:span>0 Taka<text:line-break/>Dettol Handwash Re-Energize Refill, 750ml PH-Balanced Liquid Soap Formula 225 Taka<text:line-break/>Radhuni Turmeric Regular 100g 2 Packet 50/Packet 100 Taka<text:line-break/>Radhuni Cumin 100 Gm 2 packet 80/Packet 160 Taka<text:line-break/>Nescafe Classic Coffee 200gm(Pouch) 350 Taka<text:line-break/>Dettol Antiseptic Disinfectant Liquid 750 Ml- Use Diluted 233 Taka<text:line-break/>Domex Toilet Cleaner Powder 250gm (2 PCS) 28/pcs 56 Taka<text:line-break/>Vim Dishwash Liquid 1 Ltr 160 Taka<text:line-break/>Sunlite Pencil AA Red Battery 2Pcs Pack 25 Taka<text:line-break/>Kitchen Gloves R 1 pair 120 taka<text:line-break/>Rin Power Bright Detargent Powder 1 Kg 125 Taka<text:line-break/>Dettol Soap With Moisturizers White Skin Bathing Bar 125 Gm 2 Pcs 55/Pcs 110 Taka<text:line-break/>Bashundhara Kitchen Towel Single Pack White 60Taka<text:line-break/>Vaseline Intensive Care Aloe Fresh Lotion 200 Ml 1<text:span text:style-name="T7">90</text:span> Taka<text:line-break/>Dove <text:span text:style-name="T7">oxyzen</text:span> Shampoo 180±10ml 220 Taka<text:line-break/><text:line-break/><text:line-break/><text:span text:style-name="T2">নির্দেশনা:</text:span><text:line-break/><text:line-break/><text:soft-page-break/>যেটা বুঝবে না আমাকে ফোন দিয়ে ভালোভাবে নিশ্চিত হবার পর মালামাল পাঠাবে, কাউন্টারে যাবার আগে ভালোভাবে আবার চেক করবে। কোন প্রোডাক্ট যেন ওলোট পালট না হয়<text:line-break/><text:line-break/>1. সব ক্যেমিকাল প্রোডাক্ট আলাদা ব্যাগে সাবধানতার সাথে দিবে।<text:line-break/>2. ডিম ছাড়া ফ্রেশ মাছ ম্যানেজার দাড়িয়ে থেকে পরিস্কারভাবে কেটে দিবে। তানা হলে কর্মচারীিরা মাছ এর টুকরা কাটতে কাটতে নিচে ফ্লোরে ফেলে সেই মাছ ব্যাগে ভরে। এইটা যেন না হয়। পরিস্কারভাবে ছোট ছোট মাছ এবং মাথার টুকরা হবে। মাছ কাটা শেষ হলে বাইরে ফেলে রাখবে না ডেলিভঅরি হবার আগ পর্যন্ত ডিপ ফ্রিজে রেখে দিবে। মাছগুলো ট্রিপল ব্যাগে ভালো করে মুখ ছিল করে সাবধানতার সাথে হোম ডেলিভারি করবে তানাহলে ব্যাগের ভিতর এর মাছের রক্ত বাইরে বের হয়ে যায়।<text:line-break/>৩. চাল যেন বাজারের বড় বেগে একসাথে না দেয়, আলাদা আলাদা ৫ কেজি করে প্লাস্টিক এর ব্যাগে দিবে।<text:line-break/>৪. দই এর বক্সগুলা একটা বড় পলিতে দিবে । উৎপাদনের ডেইট যেন আজকে হয়।<text:line-break/>৫. আজকের আসা ফ্রেশ টাটকা সব্জি বাছাই করে দিবে। সব্জির গায়ে যেন কাটা ফাটা চেরা না থাকে।<text:line-break/>৭. করোনা ভাইরাস সাবধানতা মেনে সব প্রোডাক্ট দিবে। হোম ডেলিভারির সময় ব্যাগগুলো ডিসইনফেক্ট স্প্রে ভালোভাবে করবে।<text:line-break/>৮. পঁচা আদা যেন না দেয়।<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4T21:52:55</dc:date>
    <meta:editing-duration>PT1H43M58S</meta:editing-duration>
    <meta:editing-cycles>5</meta:editing-cycles>
    <meta:generator>LibreOffice/7.2.0.4$Windows_X86_64 LibreOffice_project/9a9c6381e3f7a62afc1329bd359cc48accb6435b</meta:generator>
    <meta:document-statistic meta:table-count="0" meta:image-count="0" meta:object-count="0" meta:page-count="2" meta:paragraph-count="4" meta:word-count="500" meta:character-count="2438" meta:non-whitespace-character-count="1927"/>
  </office:meta>
</office:document-meta>
</file>